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107000000389B36F213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larendon" svg:font-family="Clarendon" style:font-pitch="variable"/>
    <style:font-face style:name="Rockwell" svg:font-family="Rockwell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adeGothic" svg:font-family="TradeGothic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end" style:justify-single-word="false"/>
      <style:text-properties style:font-name="TradeGothic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00%" fo:text-align="start" style:justify-single-word="false"/>
      <style:text-properties style:font-name="TradeGothic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0.2598in" fo:text-align="end" style:justify-single-word="false"/>
      <style:text-properties style:font-name="TradeGothic"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line-height="0.1764in" fo:text-align="start" style:justify-single-word="false"/>
      <style:text-properties style:font-name="TradeGothic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0.2598in" fo:text-align="start" style:justify-single-word="false"/>
      <style:text-properties style:font-name="TradeGothic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0.2598in" fo:text-align="start" style:justify-single-word="false"/>
      <style:text-properties style:font-name="TradeGothic"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line-height="0.5902in" fo:text-align="end" style:justify-single-word="false"/>
      <style:text-properties style:text-position="10% 100%" style:font-name="Clarendon" fo:font-size="40pt" fo:font-weight="normal" style:font-size-asian="40pt" style:font-weight-asian="normal" style:font-size-complex="40pt" style:font-weight-complex="normal"/>
    </style:style>
    <style:style style:name="P8" style:family="paragraph" style:parent-style-name="Standard">
      <style:paragraph-properties fo:line-height="0.2598in" fo:text-align="start" style:justify-single-word="false"/>
      <style:text-properties style:text-position="0% 100%" style:font-name="TradeGothic" fo:font-size="12pt" fo:letter-spacing="-0.0071in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0.2598in" fo:text-align="start" style:justify-single-word="false"/>
      <style:text-properties style:text-position="0% 100%" style:font-name="Rockwell" fo:font-size="16pt" fo:letter-spacing="-0.0071in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line-height="0.3in" fo:text-align="start" style:justify-single-word="false"/>
      <style:text-properties style:text-position="super 100%" style:font-name="Clarendon" fo:font-size="22pt" fo:font-weight="normal" style:font-size-asian="22pt" style:font-weight-asian="normal" style:font-size-complex="22pt" style:font-weight-complex="normal" style:text-scale="96%"/>
    </style:style>
    <style:style style:name="P11" style:family="paragraph" style:parent-style-name="Standard">
      <style:paragraph-properties fo:margin-left="0in" fo:margin-right="0in" fo:line-height="0.5598in" fo:text-align="center" style:justify-single-word="false" fo:text-indent="0in" style:auto-text-indent="false" fo:background-color="transparent" style:shadow="none" text:number-lines="false" text:line-number="0" style:join-border="false">
        <style:background-image/>
      </style:paragraph-properties>
      <style:text-properties style:text-position="1% 100%" style:font-name="Rockwell" fo:font-size="40pt" fo:font-weight="normal" fo:background-color="transparent" style:font-size-asian="40pt" style:font-weight-asian="normal" style:font-size-complex="40pt" style:font-weight-complex="normal" style:text-scale="96%"/>
    </style:style>
    <style:style style:name="P12" style:family="paragraph" style:parent-style-name="Standard">
      <style:paragraph-properties fo:margin-left="0in" fo:margin-right="0in" fo:line-height="0.4201in" fo:text-align="center" style:justify-single-word="false" fo:text-indent="0in" style:auto-text-indent="false" fo:background-color="transparent" style:shadow="none" text:number-lines="false" text:line-number="0" style:join-border="false">
        <style:background-image/>
      </style:paragraph-properties>
      <style:text-properties style:text-position="39% 100%" style:font-name="TradeGothic" fo:font-size="18pt" fo:font-weight="normal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margin-left="0in" fo:margin-right="0in" fo:line-height="0.5598in" fo:text-align="end" style:justify-single-word="false" fo:text-indent="0in" style:auto-text-indent="false" fo:background-color="transparent">
        <style:background-image/>
      </style:paragraph-properties>
      <style:text-properties fo:color="#ffffff" style:text-position="-13% 100%" style:font-name="Rockwell" fo:font-size="51pt" fo:letter-spacing="-0.028in" fo:font-weight="normal" fo:background-color="transparent" style:font-size-asian="51pt" style:font-weight-asian="normal" style:font-size-complex="51pt" style:font-weight-complex="normal"/>
    </style:style>
    <style:style style:name="P14" style:family="paragraph" style:parent-style-name="Standard">
      <style:paragraph-properties fo:margin-left="0in" fo:margin-right="0in" fo:line-height="0.5598in" fo:text-align="start" style:justify-single-word="false" fo:text-indent="0in" style:auto-text-indent="false" fo:background-color="transparent">
        <style:background-image/>
      </style:paragraph-properties>
      <style:text-properties fo:color="#ffffff" style:text-position="-4% 100%" style:font-name="Rockwell" fo:font-size="32pt" fo:font-weight="normal" fo:background-color="transparent" style:font-size-asian="32pt" style:font-weight-asian="normal" style:font-size-complex="32pt" style:font-weight-complex="normal"/>
    </style:style>
    <style:style style:name="P15" style:family="paragraph" style:parent-style-name="Standard">
      <style:paragraph-properties fo:margin-left="0.25in" fo:margin-right="0in" fo:line-height="3.2402in" fo:text-align="end" style:justify-single-word="false" fo:text-indent="0in" style:auto-text-indent="false">
        <style:tab-stops>
          <style:tab-stop style:position="0.5in"/>
        </style:tab-stops>
      </style:paragraph-properties>
      <style:text-properties style:text-position="0% 100%" style:font-name="Rockwell" fo:font-size="220pt" fo:letter-spacing="-0.1252in" fo:font-weight="normal" style:letter-kerning="true" fo:background-color="transparent" style:font-size-asian="220pt" style:font-weight-asian="normal" style:font-size-complex="220pt" style:font-weight-complex="normal" style:text-scale="96%"/>
    </style:style>
    <style:style style:name="P16" style:family="paragraph" style:parent-style-name="Standard">
      <style:paragraph-properties fo:margin-left="0.25in" fo:margin-right="0in" fo:line-height="1.7598in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text-position="8% 100%" style:font-name="Rockwell" fo:font-size="110pt" fo:letter-spacing="-0.028in" fo:font-weight="normal" style:letter-kerning="false" style:font-size-asian="110pt" style:font-weight-asian="normal" style:font-size-complex="110pt" style:font-weight-complex="normal" style:text-scale="98%"/>
    </style:style>
    <style:style style:name="P17" style:family="paragraph" style:parent-style-name="Standard" style:master-page-name="Standard">
      <style:paragraph-properties fo:margin-left="0in" fo:margin-right="0.0917in" fo:line-height="100%" fo:text-align="start" style:justify-single-word="false" fo:text-indent="0in" style:auto-text-indent="false" style:page-number="auto"/>
      <style:text-properties style:font-name="TradeGothic" fo:font-size="14pt" fo:font-weight="normal" style:font-size-asian="14pt" style:font-weight-asian="normal" style:font-size-complex="14pt" style:font-weight-complex="normal"/>
    </style:style>
    <style:style style:name="fr1" style:family="graphic" style:parent-style-name="Frame">
      <style:graphic-properties style:protect="none" style:wrap="run-through" style:number-wrapped-paragraphs="no-limit" style:vertical-pos="from-top" style:vertical-rel="page" style:horizontal-pos="from-left" style:horizontal-rel="page" fo:background-color="#ffffff" style:background-transparency="100%" style:editable="true">
        <style:background-image/>
        <style:columns fo:column-count="1" fo:column-gap="0in"/>
      </style:graphic-properties>
    </style:style>
    <style:style style:name="fr2" style:family="graphic" style:parent-style-name="Frame">
      <style:graphic-properties fo:margin-left="0.1256in" fo:margin-right="0.1256in" style:protect="size position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 style:editable="true">
        <style:background-image/>
      </style:graphic-properties>
    </style:style>
    <style:style style:name="fr3" style:family="graphic" style:parent-style-name="Frame">
      <style:graphic-properties style:protect="size" style:wrap="run-through" style:number-wrapped-paragraphs="no-limit" style:vertical-pos="from-top" style:vertical-rel="page" style:horizontal-pos="from-left" style:horizontal-rel="page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4" style:family="graphic" style:parent-style-name="Frame">
      <style:graphic-properties style:print-content="true" style:protect="size" style:wrap="run-through" style:number-wrapped-paragraphs="no-limit" style:vertical-pos="from-top" style:vertical-rel="page" style:horizontal-pos="from-left" style:horizontal-rel="page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5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6" style:family="graphic" style:parent-style-name="Frame">
      <style:graphic-properties style:protect="size position" style:wrap="run-through" style:number-wrapped-paragraphs="no-limit" style:vertical-pos="from-top" style:vertical-rel="paragraph" style:horizontal-pos="from-left" style:horizontal-rel="paragraph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7" style:family="graphic" style:parent-style-name="Graphics">
      <style:graphic-properties style:protect="content size position" style:vertical-pos="from-top" style:vertical-rel="page" style:horizontal-pos="from-left" style:horizontal-rel="pag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4" text:anchor-type="page" text:anchor-page-number="1" svg:x="3.0134in" svg:y="2.5264in" svg:width="5.8783in" draw:z-index="6">
        <draw:text-box fo:min-height="0.652in">
          <text:p text:style-name="P10"><text:placeholder text:placeholder-type="text">&lt;o.title&gt;</text:placeholder></text:p>
        </draw:text-box>
      </draw:frame>
      <draw:frame draw:style-name="fr2" draw:name="Frame3" text:anchor-type="page" text:anchor-page-number="1" svg:x="3in" svg:y="6.7in" svg:width="1.9402in" svg:height="0.9598in" draw:z-index="0">
        <draw:text-box>
          <text:p text:style-name="P11"><text:placeholder text:placeholder-type="text">&lt;o.up&gt;</text:placeholder></text:p>
          <text:p text:style-name="P12"><text:placeholder text:placeholder-type="text">&lt;o.su&gt;</text:placeholder> </text:p>
        </draw:text-box>
      </draw:frame>
      <draw:frame draw:style-name="fr3" draw:name="Frame7" text:anchor-type="page" text:anchor-page-number="1" svg:x="3.0134in" svg:y="3.1134in" svg:width="5.8783in" draw:z-index="2">
        <draw:text-box fo:min-height="0.3492in">
          <text:p text:style-name="P4"><text:placeholder text:placeholder-type="text">&lt;o.description&gt;</text:placeholder></text:p>
        </draw:text-box>
      </draw:frame>
      <draw:frame draw:style-name="fr4" draw:name="Frame10" text:anchor-type="page" text:anchor-page-number="1" svg:x="3.0134in" svg:y="3.4654in" svg:width="2.4701in" svg:height="0.2846in" draw:z-index="3">
        <draw:text-box>
          <text:p text:style-name="P8"><text:placeholder text:placeholder-type="text">&lt;o.dating&gt;</text:placeholder></text:p>
        </draw:text-box>
      </draw:frame>
      <draw:frame draw:style-name="fr5" draw:name="Frame2" text:anchor-type="page" text:anchor-page-number="1" svg:x="8.1307in" svg:y="2.4165in" svg:width="2.6008in" draw:z-index="5">
        <draw:text-box fo:min-height="3.1374in">
          <text:p text:style-name="P3"/>
          <text:p text:style-name="P1"/>
          <text:p text:style-name="P7"/>
          <text:p text:style-name="P16"><text:placeholder text:placeholder-type="text">&lt;o.p2&gt;</text:placeholder></text:p>
        </draw:text-box>
      </draw:frame>
      <draw:frame draw:style-name="fr7" draw:name="graphics1" text:anchor-type="page" text:anchor-page-number="1" svg:x="3.4083in" svg:y="6.4154in" svg:width="1.0598in" svg:height="0.2098in" draw:z-index="1">
        <draw:image xlink:href="Pictures/1000000000000107000000389B36F213.jpg" xlink:type="simple" xlink:show="embed" xlink:actuate="onLoad"/>
      </draw:frame>
      <text:p text:style-name="P17"><draw:frame draw:style-name="fr6" draw:name="Frame9" text:anchor-type="paragraph" svg:x="1.85in" svg:y="-0.3in" svg:width="3.5799in" svg:height="3.75in" draw:z-index="4"><draw:text-box><text:p text:style-name="P3"/><text:p text:style-name="P1"/><text:p text:style-name="P7"/><text:p text:style-name="P15"><text:placeholder text:placeholder-type="text">&lt;o.p1&gt;</text:placeholder></text:p></draw:text-box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larendon" svg:font-family="Clarendon" style:font-pitch="variable"/>
    <style:font-face style:name="Rockwell" svg:font-family="Rockwell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adeGothic" svg:font-family="TradeGothic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portrait" fo:margin-top="2.5555in" fo:margin-bottom="0.8516in" fo:margin-left="3in" fo:margin-right="0.25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7.5in" style:num-format="1" style:print-orientation="portrait" fo:margin-top="0.35in" fo:margin-bottom="0.2098in" fo:margin-left="0.35in" fo:margin-right="0.35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etype Your Product Description Here</dc:title>
    <meta:initial-creator>Mlink</meta:initial-creator>
    <meta:creation-date>2008-09-11T13:07:00</meta:creation-date>
    <dc:date>2021-06-17T22:46:56</dc:date>
    <meta:print-date>2015-07-16T14:40:00</meta:print-date>
    <meta:editing-cycles>38</meta:editing-cycles>
    <meta:editing-duration>PT3H11M1S</meta:editing-duration>
    <meta:generator>OpenOffice/4.1.10$Unix OpenOffice.org_project/4110m2$Build-9807</meta:generator>
    <meta:printed-by>Deana Filarecki</meta:printed-by>
    <dc:creator>Brandon Beattie</dc:creator>
    <meta:document-statistic meta:table-count="0" meta:image-count="1" meta:object-count="0" meta:page-count="1" meta:paragraph-count="7" meta:word-count="7" meta:character-count="59"/>
  </office:meta>
</office:document-meta>
</file>